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text written in Word and then converted to OpenDocument forma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 Barbier</meta:initial-creator>
    <dc:creator>Michael Barbier</dc:creator>
    <meta:creation-date>2024-03-25T07:42:00Z</meta:creation-date>
    <dc:date>2024-03-25T07:45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0" meta:character-count="71" meta:row-count="1" meta:non-whitespace-character-count="62"/>
  </office:meta>
</office:document-meta>
</file>